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image/png" manifest:full-path="Pictures/10000000000001390000013AB074CF6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74cm" draw:start-guide="3.776cm"/>
    </style:style>
    <style:style style:name="gr3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858cm" draw:start-guide="-1.604cm" draw:measure-align="inside" draw:measure-vertical-align="center" draw:placing="above" draw:parallel="true"/>
    </style:style>
    <style:style style:name="gr4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0.664cm" draw:start-guide="0.685cm"/>
    </style:style>
    <style:style style:name="gr5" style:family="graphic" style:parent-style-name="measure" style:list-style-name="L1">
      <style:graphic-properties svg:stroke-width="0.1cm" svg:stroke-color="#ff3333" draw:marker-start-width="0.35cm" draw:marker-end-width="0.35cm" draw:textarea-horizontal-align="center" draw:textarea-vertical-align="middle" draw:line-distance="1.122cm" draw:start-guide="0.343cm" draw:measure-align="inside" draw:measure-vertical-align="center" draw:placing="above" draw:parallel="tru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fill="solid" draw:fill-color="#cc9900" draw:textarea-horizontal-align="center" draw:textarea-vertical-align="middle"/>
    </style:style>
    <style:style style:name="gr9" style:family="graphic" style:parent-style-name="measure" style:list-style-name="L1">
      <style:graphic-properties draw:textarea-horizontal-align="center" draw:textarea-vertical-align="middle" draw:line-distance="0.949cm" draw:unit="mm" draw:show-unit="false" draw:decimal-places="0"/>
    </style:style>
    <style:style style:name="gr10" style:family="graphic" style:parent-style-name="measure" style:list-style-name="L1">
      <style:graphic-properties draw:textarea-horizontal-align="center" draw:textarea-vertical-align="middle" draw:line-distance="0.761cm" draw:unit="mm" draw:show-unit="false" draw:decimal-places="0"/>
    </style:style>
    <style:style style:name="gr11" style:family="graphic" style:parent-style-name="standard">
      <style:graphic-properties draw:fill="solid" draw:fill-color="#e6e6ff" draw:textarea-horizontal-align="center" draw:textarea-vertical-align="middle"/>
    </style:style>
    <style:style style:name="gr12" style:family="graphic" style:parent-style-name="standard">
      <style:graphic-properties draw:fill="solid" draw:fill-color="#cc9900" draw:opacity="50%" draw:textarea-horizontal-align="center" draw:textarea-vertical-align="middle" draw:shadow-opacity="50%"/>
    </style:style>
    <style:style style:name="gr13" style:family="graphic" style:parent-style-name="measure" style:list-style-name="L1">
      <style:graphic-properties draw:textarea-horizontal-align="center" draw:textarea-vertical-align="middle" draw:line-distance="0.788cm" draw:unit="mm" draw:show-unit="false" draw:decimal-places="0"/>
    </style:style>
    <style:style style:name="gr14" style:family="graphic" style:parent-style-name="measure" style:list-style-name="L1">
      <style:graphic-properties draw:textarea-horizontal-align="center" draw:textarea-vertical-align="middle" draw:line-distance="0.895cm" draw:unit="mm" draw:show-unit="false" draw:decimal-places="0"/>
    </style:style>
    <style:style style:name="gr15" style:family="graphic" style:parent-style-name="measure" style:list-style-name="L1">
      <style:graphic-properties draw:textarea-horizontal-align="center" draw:textarea-vertical-align="middle" draw:line-distance="0.709cm" draw:unit="mm" draw:show-unit="false" draw:decimal-places="0"/>
    </style:style>
    <style:style style:name="gr16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center" fo:text-indent="0cm"/>
      <style:text-properties fo:color="#ff6600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fo:font-family="Arial" style:font-family-generic="roman" style:font-pitch="variable" fo:font-size="1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T1" style:family="text">
      <style:text-properties fo:color="#ff66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12cm" svg:height="11.307cm" svg:x="1cm" svg:y="8.693cm">
            <draw:image xlink:href="Pictures/10000000000001390000013AB074CF69.png" xlink:type="simple" xlink:show="embed" xlink:actuate="onLoad">
              <text:p/>
            </draw:image>
          </draw:frame>
          <draw:measure draw:style-name="gr2" draw:text-style-name="P2" draw:layer="measurelines" svg:x1="3.367cm" svg:y1="12.16cm" svg:x2="10.266cm" svg:y2="12.594cm">
            <text:p text:style-name="P2"><text:span text:style-name="T1">B</text:span></text:p>
          </draw:measure>
          <draw:measure draw:style-name="gr3" draw:text-style-name="P2" draw:layer="layout" svg:x1="9.867cm" svg:y1="12.486cm" svg:x2="9.865cm" svg:y2="17.511cm">
            <text:p text:style-name="P2"><text:span text:style-name="T1">A</text:span></text:p>
          </draw:measure>
          <draw:measure draw:style-name="gr4" draw:text-style-name="P2" draw:layer="measurelines" svg:x1="11.315cm" svg:y1="18.255cm" svg:x2="9.887cm" svg:y2="18.222cm">
            <text:p text:style-name="P2"><text:span text:style-name="T1">D</text:span></text:p>
          </draw:measure>
          <draw:measure draw:style-name="gr5" draw:text-style-name="P2" draw:layer="layout" svg:x1="3.533cm" svg:y1="13.796cm" svg:x2="3.345cm" svg:y2="16.576cm">
            <text:p text:style-name="P2"><text:span text:style-name="T1">F</text:span></text:p>
          </draw:measure>
          <draw:frame draw:style-name="gr6" draw:layer="layout" svg:width="1.755cm" svg:height="0.963cm" svg:x="3.826cm" svg:y="18.927cm">
            <draw:text-box>
              <text:p>t=15</text:p>
            </draw:text-box>
          </draw:frame>
          <draw:frame draw:style-name="gr7" draw:layer="layout" svg:width="1.556cm" svg:height="0.963cm" svg:x="9.838cm" svg:y="14.571cm">
            <draw:text-box>
              <text:p>105</text:p>
            </draw:text-box>
          </draw:frame>
          <draw:frame draw:style-name="gr6" draw:layer="layout" svg:width="2.034cm" svg:height="0.963cm" svg:x="7.405cm" svg:y="17.751cm">
            <draw:text-box>
              <text:p>D=25</text:p>
            </draw:text-box>
          </draw:frame>
          <draw:frame draw:style-name="gr6" draw:layer="layout" svg:width="2.352cm" svg:height="0.963cm" svg:x="7.727cm" svg:y="9.225cm">
            <draw:text-box>
              <text:p>B=135</text:p>
            </draw:text-box>
          </draw:frame>
          <draw:frame draw:style-name="gr7" draw:layer="layout" svg:width="1.205cm" svg:height="0.963cm" svg:x="5.188cm" svg:y="14.705cm">
            <draw:text-box>
              <text:p>70</text:p>
            </draw:text-box>
          </draw:frame>
        </draw:g>
        <draw:rect draw:style-name="gr8" draw:text-style-name="P1" draw:layer="layout" svg:width="1.2cm" svg:height="9.969cm" svg:x="27.34cm" svg:y="6.547cm">
          <text:p/>
        </draw:rect>
        <draw:rect draw:style-name="gr8" draw:text-style-name="P1" draw:layer="layout" svg:width="13.977cm" svg:height="1.2cm" svg:x="13.337cm" svg:y="5.264cm">
          <text:p/>
        </draw:rect>
        <draw:measure draw:style-name="gr9" draw:text-style-name="P3" draw:layer="measurelines" svg:x1="13.336cm" svg:y1="5.131cm" svg:x2="27.314cm" svg:y2="5.184cm">
          <text:p text:style-name="P3"><text:measure text:kind="gap"/><text:measure text:kind="value">140</text:measure> <text:measure text:kind="unit"/><text:measure text:kind="gap"/></text:p>
        </draw:measure>
        <draw:measure draw:style-name="gr10" draw:text-style-name="P3" draw:layer="measurelines" svg:x1="28.329cm" svg:y1="6.521cm" svg:x2="28.249cm" svg:y2="16.516cm">
          <text:p text:style-name="P3"><text:measure text:kind="gap"/><text:measure text:kind="value">100</text:measure> <text:measure text:kind="unit"/><text:measure text:kind="gap"/></text:p>
        </draw:measure>
        <draw:rect draw:style-name="gr11" draw:text-style-name="P1" draw:layer="layout" svg:width="13.767cm" svg:height="1.2cm" svg:x="13.203cm" svg:y="14.885cm">
          <text:p/>
        </draw:rect>
        <draw:rect draw:style-name="gr8" draw:text-style-name="P1" draw:layer="layout" svg:width="2.008cm" svg:height="1.2cm" svg:x="11.225cm" svg:y="5.237cm">
          <text:p/>
        </draw:rect>
        <draw:rect draw:style-name="gr12" draw:text-style-name="P1" draw:layer="layout" svg:width="13.843cm" svg:height="8.232cm" svg:x="13.417cm" svg:y="6.547cm">
          <text:p/>
        </draw:rect>
        <draw:measure draw:style-name="gr13" draw:text-style-name="P3" draw:layer="measurelines" svg:x1="25.44cm" svg:y1="6.556cm" svg:x2="25.339cm" svg:y2="14.602cm">
          <text:p text:style-name="P3"><text:measure text:kind="gap"/><text:measure text:kind="value">80</text:measure> <text:measure text:kind="unit"/><text:measure text:kind="gap"/></text:p>
        </draw:measure>
        <draw:measure draw:style-name="gr14" draw:text-style-name="P3" draw:layer="measurelines" svg:x1="27.371cm" svg:y1="16.843cm" svg:x2="26.836cm" svg:y2="16.842cm">
          <text:p text:style-name="P3"><text:measure text:kind="gap"/><text:measure text:kind="value">5</text:measure> <text:measure text:kind="unit"/><text:measure text:kind="gap"/></text:p>
        </draw:measure>
        <draw:measure draw:style-name="gr15" draw:text-style-name="P3" draw:layer="measurelines" svg:x1="13.337cm" svg:y1="16.195cm" svg:x2="26.832cm" svg:y2="16.222cm">
          <text:p text:style-name="P3"><text:measure text:kind="gap"/><text:measure text:kind="value">135</text:measure> <text:measure text:kind="unit"/><text:measure text:kind="gap"/></text:p>
        </draw:measure>
        <draw:custom-shape draw:style-name="gr16" draw:text-style-name="P1" draw:layer="layout" svg:width="1.149cm" svg:height="2.513cm" svg:x="10.904cm" svg:y="4.516cm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45M9S</meta:editing-duration>
    <meta:editing-cycles>6</meta:editing-cycles>
    <meta:generator>OpenOffice/4.1.10$Win32 OpenOffice.org_project/4110m2$Build-9807</meta:generator>
    <dc:date>2021-12-13T16:49:32.40</dc:date>
    <dc:creator>m p</dc:creator>
    <meta:printed-by>m p</meta:printed-by>
    <meta:print-date>2021-12-13T16:21:29.02</meta:print-date>
    <meta:document-statistic meta:object-count="22"/>
  </office:meta>
</office:document-meta>
</file>